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/>
  <office:body>
    <office:text>
      <text:p text:style-name="Normal">## Blog on Dogs vs Cat Versioning</text:p>
      <text:p text:style-name="Normal"/>
      <text:p text:style-name="Normal">- Dogs and cat versioning.</text:p>
      <text:p text:style-name="Normal">- Alice and Bob</text:p>
      <text:p text:style-name="Normal">- Why it’s important?</text:p>
      <text:p text:style-name="Normal"/>
      <text:p text:style-name="Normal">Alice and Bob are two data scientist working on create a Dogs vs Cats classifier. Alice had already got a trained code to be written by Charlie from his FOSS project. Alice downloads 1000 images of cats and dogs:</text:p>
      <text:p text:style-name="Normal"/>
      <text:p text:style-name="Normal">unzip data.zip</text:p>
      <text:p text:style-name="Normal"/>
      <text:p text:style-name="Normal">Alice goes on to connect the code and data together with the command. Then it does git commit:</text:p>
      <text:p text:style-name="Normal"/>
      <text:p text:style-name="Normal">dvc add data/</text:p>
      <text:p text:style-name="Normal">git commit -m “update project”</text:p>
      <text:p text:style-name="Normal">git tag -a v1.0 -m “version 1000 images of cats and dogs”</text:p>
      <text:p text:style-name="Normal"/>
      <text:p text:style-name="Normal">Then <text:s text:c="1"/>Alice and adds more data, she download more images of Cats and Dogs:</text:p>
      <text:p text:style-name="Normal"/>
      <text:p text:style-name="Normal">unzip new-labels.txt</text:p>
      <text:p text:style-name="Normal"/>
      <text:p text:style-name="Normal">dvc add data</text:p>
      <text:p text:style-name="Normal">git commit -m “Version 2000 images of cats and dogs”</text:p>
      <text:p text:style-name="Normal">git tag -a v1.0 -m “version 1000 images of cats and dogs”</text:p>
      <text:p text:style-name="Normal"/>
      <text:p text:style-name="Normal">Alice pushs data in remote server like:</text:p>
      <text:p text:style-name="Normal"/>
      <text:p text:style-name="Normal">dvc push </text:p>
      <text:p text:style-name="Normal"/>
      <text:p text:style-name="Normal"/>
      <text:p text:style-name="Normal">*Bobs parts*</text:p>
      <text:p text:style-name="Normal"/>
      <text:p text:style-name="Normal">git pull -r data/</text:p>
      <text:p text:style-name="Normal"/>
      <text:p text:style-name="Normal">git checkout v1.0</text:p>
      <text:p text:style-name="Normal">dvc checkout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2">
  <office:styles>
    <style:style style:name="Normal" style:display-name="Normal" style:family="paragraph">
      <style:text-properties fo:font-size="12pt" fo:font-weight="normal"/>
    </style:style>
    <style:style style:name="Heading-1" style:display-name="Heading 1" style:family="paragraph" style:parent-style-name="Normal" style:next-style-name="Normal" style:default-outline-level="1">
      <style:text-properties fo:font-size="18pt" fo:font-weight="bold"/>
    </style:style>
    <style:style style:name="Heading-2" style:display-name="Heading 2" style:family="paragraph" style:parent-style-name="Normal" style:next-style-name="Normal" style:default-outline-level="2">
      <style:text-properties fo:font-size="16pt" fo:font-weight="bold"/>
    </style:style>
    <style:style style:name="Heading-3" style:display-name="Heading 3" style:family="paragraph" style:parent-style-name="Normal" style:next-style-name="Normal" style:default-outline-level="3">
      <style:text-properties fo:font-size="14pt" fo:font-weight="bold"/>
    </style:style>
    <style:style style:name="Heading-4" style:display-name="Heading 4" style:family="paragraph" style:parent-style-name="Normal" style:next-style-name="Normal" style:default-outline-level="4">
      <style:text-properties fo:font-size="12pt" fo:font-weight="bold"/>
    </style:style>
    <style:style style:name="Heading-5" style:display-name="Heading 5" style:family="paragraph" style:parent-style-name="Normal" style:next-style-name="Normal" style:default-outline-level="5">
      <style:text-properties fo:font-size="10pt" fo:font-weight="bold"/>
    </style:style>
    <style:style style:name="Heading-6" style:display-name="Heading 6" style:family="paragraph" style:parent-style-name="Normal" style:next-style-name="Normal" style:default-outline-level="6">
      <style:text-properties fo:font-size="8pt" fo:font-weight="bold"/>
    </style:style>
  </office:styles>
</office:document-styles>
</file>